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.544cm"/>
    </style:style>
    <style:style style:name="co2" style:family="table-column">
      <style:table-column-properties fo:break-before="auto" style:column-width="2.514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Tabelle1" table:style-name="ta1">
        <table:shapes>
          <draw:frame draw:z-index="0" draw:style-name="gr1" draw:text-style-name="P1" svg:width="19.926cm" svg:height="12.059cm" svg:x="24.125cm" svg:y="0.797cm">
            <draw:object draw:notify-on-update-of-ranges="Tabelle1.B29:Tabelle1.F29 Tabelle1.A37:Tabelle1.A37 Tabelle1.B3:Tabelle1.F3 Tabelle1.B4:Tabelle1.F4 Tabelle1.B4:Tabelle1.F4 Tabelle1.A38:Tabelle1.A38 Tabelle1.B5:Tabelle1.F5 Tabelle1.B6:Tabelle1.F6 Tabelle1.B6:Tabelle1.F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9.651cm" svg:height="11.926cm" svg:x="23.988cm" svg:y="13.227cm">
            <draw:object draw:notify-on-update-of-ranges="Tabelle1.B29:Tabelle1.F29 Tabelle1.A37:Tabelle1.A37 Tabelle1.B7:Tabelle1.F7 Tabelle1.B8:Tabelle1.F8 Tabelle1.B8:Tabelle1.F8 Tabelle1.A35:Tabelle1.A35 Tabelle1.B35:Tabelle1.F35 Tabelle1.A38:Tabelle1.A38 Tabelle1.B11:Tabelle1.F11 Tabelle1.B12:Tabelle1.F12 Tabelle1.B12:Tabelle1.F12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recall</text:p>
          </table:table-cell>
          <table:table-cell office:value-type="float" office:value="0.960033333333333" calcext:value-type="float">
            <text:p>0,9600333333</text:p>
          </table:table-cell>
          <table:table-cell office:value-type="float" office:value="0.9625" calcext:value-type="float">
            <text:p>0,9625</text:p>
          </table:table-cell>
          <table:table-cell office:value-type="float" office:value="0.964166666666667" calcext:value-type="float">
            <text:p>0,9641666667</text:p>
          </table:table-cell>
          <table:table-cell office:value-type="float" office:value="0.964733333333333" calcext:value-type="float">
            <text:p>0,9647333333</text:p>
          </table:table-cell>
          <table:table-cell office:value-type="float" office:value="0.965733333333333" calcext:value-type="float">
            <text:p>0,9657333333</text:p>
          </table:table-cell>
        </table:table-row>
        <table:table-row table:style-name="ro1">
          <table:table-cell office:value-type="string" calcext:value-type="string">
            <text:p>recall StdDev</text:p>
          </table:table-cell>
          <table:table-cell office:value-type="float" office:value="0.0104284747887576" calcext:value-type="float">
            <text:p>0,0104284748</text:p>
          </table:table-cell>
          <table:table-cell office:value-type="float" office:value="0.00969078611764816" calcext:value-type="float">
            <text:p>0,0096907861</text:p>
          </table:table-cell>
          <table:table-cell office:value-type="float" office:value="0.00911794520731463" calcext:value-type="float">
            <text:p>0,0091179452</text:p>
          </table:table-cell>
          <table:table-cell office:value-type="float" office:value="0.00887852931674402" calcext:value-type="float">
            <text:p>0,0088785293</text:p>
          </table:table-cell>
          <table:table-cell office:value-type="float" office:value="0.00856846723469048" calcext:value-type="float">
            <text:p>0,0085684672</text:p>
          </table:table-cell>
        </table:table-row>
        <table:table-row table:style-name="ro1">
          <table:table-cell office:value-type="string" calcext:value-type="string">
            <text:p>macro-avg. recall</text:p>
          </table:table-cell>
          <table:table-cell office:value-type="float" office:value="0.960033333333333" calcext:value-type="float">
            <text:p>0,9600333333</text:p>
          </table:table-cell>
          <table:table-cell office:value-type="float" office:value="0.9625" calcext:value-type="float">
            <text:p>0,9625</text:p>
          </table:table-cell>
          <table:table-cell office:value-type="float" office:value="0.964166666666667" calcext:value-type="float">
            <text:p>0,9641666667</text:p>
          </table:table-cell>
          <table:table-cell office:value-type="float" office:value="0.964733333333333" calcext:value-type="float">
            <text:p>0,9647333333</text:p>
          </table:table-cell>
          <table:table-cell office:value-type="float" office:value="0.965733333333333" calcext:value-type="float">
            <text:p>0,9657333333</text:p>
          </table:table-cell>
        </table:table-row>
        <table:table-row table:style-name="ro1">
          <table:table-cell office:value-type="string" calcext:value-type="string">
            <text:p>macro-avg. recall StdDev</text:p>
          </table:table-cell>
          <table:table-cell office:value-type="float" office:value="0.0104284747887576" calcext:value-type="float">
            <text:p>0,0104284748</text:p>
          </table:table-cell>
          <table:table-cell office:value-type="float" office:value="0.00969078611764816" calcext:value-type="float">
            <text:p>0,0096907861</text:p>
          </table:table-cell>
          <table:table-cell office:value-type="float" office:value="0.00911794520731461" calcext:value-type="float">
            <text:p>0,0091179452</text:p>
          </table:table-cell>
          <table:table-cell office:value-type="float" office:value="0.00887852931674401" calcext:value-type="float">
            <text:p>0,0088785293</text:p>
          </table:table-cell>
          <table:table-cell office:value-type="float" office:value="0.00856846723469047" calcext:value-type="float">
            <text:p>0,0085684672</text:p>
          </table:table-cell>
        </table:table-row>
        <table:table-row table:style-name="ro1">
          <table:table-cell office:value-type="string" calcext:value-type="string">
            <text:p>macro-avg. Pos/Neg recall</text:p>
          </table:table-cell>
          <table:table-cell office:value-type="float" office:value="0.95845" calcext:value-type="float">
            <text:p>0,95845</text:p>
          </table:table-cell>
          <table:table-cell office:value-type="float" office:value="0.9615" calcext:value-type="float">
            <text:p>0,9615</text:p>
          </table:table-cell>
          <table:table-cell office:value-type="float" office:value="0.963549999999999" calcext:value-type="float">
            <text:p>0,96355</text:p>
          </table:table-cell>
          <table:table-cell office:value-type="float" office:value="0.964249999999999" calcext:value-type="float">
            <text:p>0,96425</text:p>
          </table:table-cell>
          <table:table-cell office:value-type="float" office:value="0.965399999999999" calcext:value-type="float">
            <text:p>0,9654</text:p>
          </table:table-cell>
        </table:table-row>
        <table:table-row table:style-name="ro1">
          <table:table-cell office:value-type="string" calcext:value-type="string">
            <text:p>macro-avg. Pos/Neg recall StdDev</text:p>
          </table:table-cell>
          <table:table-cell office:value-type="float" office:value="0.0134595353154963" calcext:value-type="float">
            <text:p>0,0134595353</text:p>
          </table:table-cell>
          <table:table-cell office:value-type="float" office:value="0.0126031100859424" calcext:value-type="float">
            <text:p>0,0126031101</text:p>
          </table:table-cell>
          <table:table-cell office:value-type="float" office:value="0.0120036820950233" calcext:value-type="float">
            <text:p>0,0120036821</text:p>
          </table:table-cell>
          <table:table-cell office:value-type="float" office:value="0.0115552034717147" calcext:value-type="float">
            <text:p>0,0115552035</text:p>
          </table:table-cell>
          <table:table-cell office:value-type="float" office:value="0.0111844047267125" calcext:value-type="float">
            <text:p>0,0111844047</text:p>
          </table:table-cell>
        </table:table-row>
        <table:table-row table:style-name="ro1">
          <table:table-cell office:value-type="string" calcext:value-type="string">
            <text:p>precision</text:p>
          </table:table-cell>
          <table:table-cell office:value-type="float" office:value="0.680112550495163" calcext:value-type="float">
            <text:p>0,6801125505</text:p>
          </table:table-cell>
          <table:table-cell office:value-type="float" office:value="0.713790253404688" calcext:value-type="float">
            <text:p>0,7137902534</text:p>
          </table:table-cell>
          <table:table-cell office:value-type="float" office:value="0.731222738919737" calcext:value-type="float">
            <text:p>0,7312227389</text:p>
          </table:table-cell>
          <table:table-cell office:value-type="float" office:value="0.744160744526967" calcext:value-type="float">
            <text:p>0,7441607445</text:p>
          </table:table-cell>
          <table:table-cell office:value-type="float" office:value="0.752127872816899" calcext:value-type="float">
            <text:p>0,7521278728</text:p>
          </table:table-cell>
        </table:table-row>
        <table:table-row table:style-name="ro1">
          <table:table-cell office:value-type="string" calcext:value-type="string">
            <text:p>precision StdDev</text:p>
          </table:table-cell>
          <table:table-cell office:value-type="float" office:value="0.0261911816946171" calcext:value-type="float">
            <text:p>0,0261911817</text:p>
          </table:table-cell>
          <table:table-cell office:value-type="float" office:value="0.0245969190437982" calcext:value-type="float">
            <text:p>0,024596919</text:p>
          </table:table-cell>
          <table:table-cell office:value-type="float" office:value="0.025231552663563" calcext:value-type="float">
            <text:p>0,0252315527</text:p>
          </table:table-cell>
          <table:table-cell office:value-type="float" office:value="0.0250611590428699" calcext:value-type="float">
            <text:p>0,025061159</text:p>
          </table:table-cell>
          <table:table-cell office:value-type="float" office:value="0.0266132510464098" calcext:value-type="float">
            <text:p>0,026613251</text:p>
          </table:table-cell>
        </table:table-row>
        <table:table-row table:style-name="ro1">
          <table:table-cell office:value-type="string" calcext:value-type="string">
            <text:p>macro-avg. precision</text:p>
          </table:table-cell>
          <table:table-cell office:value-type="float" office:value="0.680079590509736" calcext:value-type="float">
            <text:p>0,6800795905</text:p>
          </table:table-cell>
          <table:table-cell office:value-type="float" office:value="0.713814297577176" calcext:value-type="float">
            <text:p>0,7138142976</text:p>
          </table:table-cell>
          <table:table-cell office:value-type="float" office:value="0.731241597589032" calcext:value-type="float">
            <text:p>0,7312415976</text:p>
          </table:table-cell>
          <table:table-cell office:value-type="float" office:value="0.744178169371363" calcext:value-type="float">
            <text:p>0,7441781694</text:p>
          </table:table-cell>
          <table:table-cell office:value-type="float" office:value="0.752157526341659" calcext:value-type="float">
            <text:p>0,7521575263</text:p>
          </table:table-cell>
        </table:table-row>
        <table:table-row table:style-name="ro1">
          <table:table-cell office:value-type="string" calcext:value-type="string">
            <text:p>macro-avg. precision StdDev</text:p>
          </table:table-cell>
          <table:table-cell office:value-type="float" office:value="0.026125408796988" calcext:value-type="float">
            <text:p>0,0261254088</text:p>
          </table:table-cell>
          <table:table-cell office:value-type="float" office:value="0.0246036875256776" calcext:value-type="float">
            <text:p>0,0246036875</text:p>
          </table:table-cell>
          <table:table-cell office:value-type="float" office:value="0.025179167997286" calcext:value-type="float">
            <text:p>0,025179168</text:p>
          </table:table-cell>
          <table:table-cell office:value-type="float" office:value="0.0250042863921905" calcext:value-type="float">
            <text:p>0,0250042864</text:p>
          </table:table-cell>
          <table:table-cell office:value-type="float" office:value="0.0265579824747706" calcext:value-type="float">
            <text:p>0,0265579825</text:p>
          </table:table-cell>
        </table:table-row>
        <table:table-row table:style-name="ro1">
          <table:table-cell office:value-type="string" calcext:value-type="string">
            <text:p>macro-avg. Pos/Neg precision</text:p>
          </table:table-cell>
          <table:table-cell office:value-type="float" office:value="0.682671112619002" calcext:value-type="float">
            <text:p>0,6826711126</text:p>
          </table:table-cell>
          <table:table-cell office:value-type="float" office:value="0.708996631947255" calcext:value-type="float">
            <text:p>0,7089966319</text:p>
          </table:table-cell>
          <table:table-cell office:value-type="float" office:value="0.727658779358763" calcext:value-type="float">
            <text:p>0,7276587794</text:p>
          </table:table-cell>
          <table:table-cell office:value-type="float" office:value="0.740400418224338" calcext:value-type="float">
            <text:p>0,7404004182</text:p>
          </table:table-cell>
          <table:table-cell office:value-type="float" office:value="0.749114339226895" calcext:value-type="float">
            <text:p>0,7491143392</text:p>
          </table:table-cell>
        </table:table-row>
        <table:table-row table:style-name="ro1">
          <table:table-cell office:value-type="string" calcext:value-type="string">
            <text:p>macro-avg. Pos/Neg precision StdDev</text:p>
          </table:table-cell>
          <table:table-cell office:value-type="float" office:value="0.0329747874714005" calcext:value-type="float">
            <text:p>0,0329747875</text:p>
          </table:table-cell>
          <table:table-cell office:value-type="float" office:value="0.0310759735576833" calcext:value-type="float">
            <text:p>0,0310759736</text:p>
          </table:table-cell>
          <table:table-cell office:value-type="float" office:value="0.0319326399163363" calcext:value-type="float">
            <text:p>0,0319326399</text:p>
          </table:table-cell>
          <table:table-cell office:value-type="float" office:value="0.03264815009451" calcext:value-type="float">
            <text:p>0,0326481501</text:p>
          </table:table-cell>
          <table:table-cell office:value-type="float" office:value="0.0349124826284132" calcext:value-type="float">
            <text:p>0,0349124826</text:p>
          </table:table-cell>
        </table:table-row>
        <table:table-row table:style-name="ro1">
          <table:table-cell office:value-type="string" calcext:value-type="string">
            <text:p>positiveRecall</text:p>
          </table:table-cell>
          <table:table-cell office:value-type="float" office:value="0.957" calcext:value-type="float">
            <text:p>0,957</text:p>
          </table:table-cell>
          <table:table-cell office:value-type="float" office:value="0.9588" calcext:value-type="float">
            <text:p>0,9588</text:p>
          </table:table-cell>
          <table:table-cell office:value-type="float" office:value="0.9607" calcext:value-type="float">
            <text:p>0,9607</text:p>
          </table:table-cell>
          <table:table-cell office:value-type="float" office:value="0.9618" calcext:value-type="float">
            <text:p>0,9618</text:p>
          </table:table-cell>
          <table:table-cell office:value-type="float" office:value="0.9631" calcext:value-type="float">
            <text:p>0,9631</text:p>
          </table:table-cell>
        </table:table-row>
        <table:table-row table:style-name="ro1">
          <table:table-cell office:value-type="string" calcext:value-type="string">
            <text:p>positiveRecall StdDev</text:p>
          </table:table-cell>
          <table:table-cell office:value-type="float" office:value="0.0200252366030991" calcext:value-type="float">
            <text:p>0,0200252366</text:p>
          </table:table-cell>
          <table:table-cell office:value-type="float" office:value="0.0195029135352551" calcext:value-type="float">
            <text:p>0,0195029135</text:p>
          </table:table-cell>
          <table:table-cell office:value-type="float" office:value="0.0190297481100332" calcext:value-type="float">
            <text:p>0,0190297481</text:p>
          </table:table-cell>
          <table:table-cell office:value-type="float" office:value="0.0182230844831716" calcext:value-type="float">
            <text:p>0,0182230845</text:p>
          </table:table-cell>
          <table:table-cell office:value-type="float" office:value="0.0173900586949596" calcext:value-type="float">
            <text:p>0,0173900587</text:p>
          </table:table-cell>
        </table:table-row>
        <table:table-row table:style-name="ro1">
          <table:table-cell office:value-type="string" calcext:value-type="string">
            <text:p>positivePrecision</text:p>
          </table:table-cell>
          <table:table-cell office:value-type="float" office:value="0.71211720589824" calcext:value-type="float">
            <text:p>0,7121172059</text:p>
          </table:table-cell>
          <table:table-cell office:value-type="float" office:value="0.734110183881661" calcext:value-type="float">
            <text:p>0,7341101839</text:p>
          </table:table-cell>
          <table:table-cell office:value-type="float" office:value="0.751744430388799" calcext:value-type="float">
            <text:p>0,7517444304</text:p>
          </table:table-cell>
          <table:table-cell office:value-type="float" office:value="0.762508770150658" calcext:value-type="float">
            <text:p>0,7625087702</text:p>
          </table:table-cell>
          <table:table-cell office:value-type="float" office:value="0.768296041198868" calcext:value-type="float">
            <text:p>0,7682960412</text:p>
          </table:table-cell>
        </table:table-row>
        <table:table-row table:style-name="ro1">
          <table:table-cell office:value-type="string" calcext:value-type="string">
            <text:p>positivePrecision StdDev</text:p>
          </table:table-cell>
          <table:table-cell office:value-type="float" office:value="0.0507480664311258" calcext:value-type="float">
            <text:p>0,0507480664</text:p>
          </table:table-cell>
          <table:table-cell office:value-type="float" office:value="0.0480389524400998" calcext:value-type="float">
            <text:p>0,0480389524</text:p>
          </table:table-cell>
          <table:table-cell office:value-type="float" office:value="0.0482474683283816" calcext:value-type="float">
            <text:p>0,0482474683</text:p>
          </table:table-cell>
          <table:table-cell office:value-type="float" office:value="0.0444950943796581" calcext:value-type="float">
            <text:p>0,0444950944</text:p>
          </table:table-cell>
          <table:table-cell office:value-type="float" office:value="0.0476898986895478" calcext:value-type="float">
            <text:p>0,0476898987</text:p>
          </table:table-cell>
        </table:table-row>
        <table:table-row table:style-name="ro1">
          <table:table-cell office:value-type="string" calcext:value-type="string">
            <text:p>neutralRecall</text:p>
          </table:table-cell>
          <table:table-cell office:value-type="float" office:value="0.9632" calcext:value-type="float">
            <text:p>0,9632</text:p>
          </table:table-cell>
          <table:table-cell office:value-type="float" office:value="0.9645" calcext:value-type="float">
            <text:p>0,9645</text:p>
          </table:table-cell>
          <table:table-cell office:value-type="float" office:value="0.9654" calcext:value-type="float">
            <text:p>0,9654</text:p>
          </table:table-cell>
          <table:table-cell office:value-type="float" office:value="0.9657" calcext:value-type="float">
            <text:p>0,9657</text:p>
          </table:table-cell>
          <table:table-cell office:value-type="float" office:value="0.9664" calcext:value-type="float">
            <text:p>0,9664</text:p>
          </table:table-cell>
        </table:table-row>
        <table:table-row table:style-name="ro1">
          <table:table-cell office:value-type="string" calcext:value-type="string">
            <text:p>neutralRecall StdDev</text:p>
          </table:table-cell>
          <table:table-cell office:value-type="float" office:value="0.0172257735015665" calcext:value-type="float">
            <text:p>0,0172257735</text:p>
          </table:table-cell>
          <table:table-cell office:value-type="float" office:value="0.0177169096878911" calcext:value-type="float">
            <text:p>0,0177169097</text:p>
          </table:table-cell>
          <table:table-cell office:value-type="float" office:value="0.0173740779858554" calcext:value-type="float">
            <text:p>0,017374078</text:p>
          </table:table-cell>
          <table:table-cell office:value-type="float" office:value="0.0171890850967888" calcext:value-type="float">
            <text:p>0,0171890851</text:p>
          </table:table-cell>
          <table:table-cell office:value-type="float" office:value="0.0167886445509632" calcext:value-type="float">
            <text:p>0,0167886446</text:p>
          </table:table-cell>
        </table:table-row>
        <table:table-row table:style-name="ro1">
          <table:table-cell office:value-type="string" calcext:value-type="string">
            <text:p>neutralPrecision</text:p>
          </table:table-cell>
          <table:table-cell office:value-type="float" office:value="0.674896546291204" calcext:value-type="float">
            <text:p>0,6748965463</text:p>
          </table:table-cell>
          <table:table-cell office:value-type="float" office:value="0.723449628837018" calcext:value-type="float">
            <text:p>0,7234496288</text:p>
          </table:table-cell>
          <table:table-cell office:value-type="float" office:value="0.738407234049571" calcext:value-type="float">
            <text:p>0,738407234</text:p>
          </table:table-cell>
          <table:table-cell office:value-type="float" office:value="0.751733671665412" calcext:value-type="float">
            <text:p>0,7517336717</text:p>
          </table:table-cell>
          <table:table-cell office:value-type="float" office:value="0.758243900571186" calcext:value-type="float">
            <text:p>0,7582439006</text:p>
          </table:table-cell>
        </table:table-row>
        <table:table-row table:style-name="ro1">
          <table:table-cell office:value-type="string" calcext:value-type="string">
            <text:p>neutralPrecision StdDev</text:p>
          </table:table-cell>
          <table:table-cell office:value-type="float" office:value="0.0526819250133429" calcext:value-type="float">
            <text:p>0,052681925</text:p>
          </table:table-cell>
          <table:table-cell office:value-type="float" office:value="0.0426186925504728" calcext:value-type="float">
            <text:p>0,0426186926</text:p>
          </table:table-cell>
          <table:table-cell office:value-type="float" office:value="0.0416494069175573" calcext:value-type="float">
            <text:p>0,0416494069</text:p>
          </table:table-cell>
          <table:table-cell office:value-type="float" office:value="0.0421646958999096" calcext:value-type="float">
            <text:p>0,0421646959</text:p>
          </table:table-cell>
          <table:table-cell office:value-type="float" office:value="0.0431173173407948" calcext:value-type="float">
            <text:p>0,0431173173</text:p>
          </table:table-cell>
        </table:table-row>
        <table:table-row table:style-name="ro1">
          <table:table-cell office:value-type="string" calcext:value-type="string">
            <text:p>negativeRecall</text:p>
          </table:table-cell>
          <table:table-cell office:value-type="float" office:value="0.9599" calcext:value-type="float">
            <text:p>0,9599</text:p>
          </table:table-cell>
          <table:table-cell office:value-type="float" office:value="0.9642" calcext:value-type="float">
            <text:p>0,9642</text:p>
          </table:table-cell>
          <table:table-cell office:value-type="float" office:value="0.9664" calcext:value-type="float">
            <text:p>0,9664</text:p>
          </table:table-cell>
          <table:table-cell office:value-type="float" office:value="0.966699999999999" calcext:value-type="float">
            <text:p>0,9667</text:p>
          </table:table-cell>
          <table:table-cell office:value-type="float" office:value="0.967699999999999" calcext:value-type="float">
            <text:p>0,9677</text:p>
          </table:table-cell>
        </table:table-row>
        <table:table-row table:style-name="ro1">
          <table:table-cell office:value-type="string" calcext:value-type="string">
            <text:p>negativeRecall StdDev</text:p>
          </table:table-cell>
          <table:table-cell office:value-type="float" office:value="0.0199744786660328" calcext:value-type="float">
            <text:p>0,0199744787</text:p>
          </table:table-cell>
          <table:table-cell office:value-type="float" office:value="0.0171846772245839" calcext:value-type="float">
            <text:p>0,0171846772</text:p>
          </table:table-cell>
          <table:table-cell office:value-type="float" office:value="0.016423683318226" calcext:value-type="float">
            <text:p>0,0164236833</text:p>
          </table:table-cell>
          <table:table-cell office:value-type="float" office:value="0.0163333333333333" calcext:value-type="float">
            <text:p>0,0163333333</text:p>
          </table:table-cell>
          <table:table-cell office:value-type="float" office:value="0.0167485865527558" calcext:value-type="float">
            <text:p>0,0167485866</text:p>
          </table:table-cell>
        </table:table-row>
        <table:table-row table:style-name="ro1">
          <table:table-cell office:value-type="string" calcext:value-type="string">
            <text:p>negativePrecision</text:p>
          </table:table-cell>
          <table:table-cell office:value-type="float" office:value="0.653225019339764" calcext:value-type="float">
            <text:p>0,6532250193</text:p>
          </table:table-cell>
          <table:table-cell office:value-type="float" office:value="0.683883080012848" calcext:value-type="float">
            <text:p>0,68388308</text:p>
          </table:table-cell>
          <table:table-cell office:value-type="float" office:value="0.703573128328727" calcext:value-type="float">
            <text:p>0,7035731283</text:p>
          </table:table-cell>
          <table:table-cell office:value-type="float" office:value="0.718292066298018" calcext:value-type="float">
            <text:p>0,7182920663</text:p>
          </table:table-cell>
          <table:table-cell office:value-type="float" office:value="0.729932637254923" calcext:value-type="float">
            <text:p>0,7299326373</text:p>
          </table:table-cell>
        </table:table-row>
        <table:table-row table:style-name="ro1">
          <table:table-cell office:value-type="string" calcext:value-type="string">
            <text:p>negativePrecision StdDev</text:p>
          </table:table-cell>
          <table:table-cell office:value-type="float" office:value="0.0510188212414186" calcext:value-type="float">
            <text:p>0,0510188212</text:p>
          </table:table-cell>
          <table:table-cell office:value-type="float" office:value="0.0494329957033946" calcext:value-type="float">
            <text:p>0,0494329957</text:p>
          </table:table-cell>
          <table:table-cell office:value-type="float" office:value="0.0474903731766922" calcext:value-type="float">
            <text:p>0,0474903732</text:p>
          </table:table-cell>
          <table:table-cell office:value-type="float" office:value="0.0483833440127243" calcext:value-type="float">
            <text:p>0,048383344</text:p>
          </table:table-cell>
          <table:table-cell office:value-type="float" office:value="0.0494009546344633" calcext:value-type="float">
            <text:p>0,0494009546</text:p>
          </table:table-cell>
        </table:table-row>
        <table:table-row table:style-name="ro1">
          <table:table-cell office:value-type="string" calcext:value-type="string">
            <text:p>f-Measure</text:p>
          </table:table-cell>
          <table:table-cell office:value-type="float" office:value="0.79588078572849" calcext:value-type="float">
            <text:p>0,7958807857</text:p>
          </table:table-cell>
          <table:table-cell office:value-type="float" office:value="0.819444502412221" calcext:value-type="float">
            <text:p>0,8194445024</text:p>
          </table:table-cell>
          <table:table-cell office:value-type="float" office:value="0.831439582551117" calcext:value-type="float">
            <text:p>0,8314395826</text:p>
          </table:table-cell>
          <table:table-cell office:value-type="float" office:value="0.839971590036501" calcext:value-type="float">
            <text:p>0,83997159</text:p>
          </table:table-cell>
          <table:table-cell office:value-type="float" office:value="0.845382193572282" calcext:value-type="float">
            <text:p>0,8453821936</text:p>
          </table:table-cell>
        </table:table-row>
        <table:table-row table:style-name="ro1">
          <table:table-cell office:value-type="string" calcext:value-type="string">
            <text:p>f-Measure StdDev</text:p>
          </table:table-cell>
          <table:table-cell office:value-type="float" office:value="0.018366495994934" calcext:value-type="float">
            <text:p>0,018366496</text:p>
          </table:table-cell>
          <table:table-cell office:value-type="float" office:value="0.0167792743739526" calcext:value-type="float">
            <text:p>0,0167792744</text:p>
          </table:table-cell>
          <table:table-cell office:value-type="float" office:value="0.0169240210764357" calcext:value-type="float">
            <text:p>0,0169240211</text:p>
          </table:table-cell>
          <table:table-cell office:value-type="float" office:value="0.0166351052204748" calcext:value-type="float">
            <text:p>0,0166351052</text:p>
          </table:table-cell>
          <table:table-cell office:value-type="float" office:value="0.0173521526816536" calcext:value-type="float">
            <text:p>0,0173521527</text:p>
          </table:table-cell>
        </table:table-row>
        <table:table-row table:style-name="ro1">
          <table:table-cell office:value-type="string" calcext:value-type="string">
            <text:p>cpu-time (for complete test-set)</text:p>
          </table:table-cell>
          <table:table-cell office:value-type="float" office:value="25.19500495" calcext:value-type="float">
            <text:p>25,19500495</text:p>
          </table:table-cell>
          <table:table-cell office:value-type="float" office:value="24.5010841" calcext:value-type="float">
            <text:p>24,5010841</text:p>
          </table:table-cell>
          <table:table-cell office:value-type="float" office:value="24.65153115" calcext:value-type="float">
            <text:p>24,65153115</text:p>
          </table:table-cell>
          <table:table-cell office:value-type="float" office:value="24.81704645" calcext:value-type="float">
            <text:p>24,81704645</text:p>
          </table:table-cell>
          <table:table-cell office:value-type="float" office:value="24.98476845" calcext:value-type="float">
            <text:p>24,98476845</text:p>
          </table:table-cell>
        </table:table-row>
        <table:table-row table:style-name="ro1">
          <table:table-cell office:value-type="string" calcext:value-type="string">
            <text:p>cpu-time (for complete test-set) StdDev</text:p>
          </table:table-cell>
          <table:table-cell office:value-type="float" office:value="1.89281115437607" calcext:value-type="float">
            <text:p>1,8928111544</text:p>
          </table:table-cell>
          <table:table-cell office:value-type="float" office:value="1.99039881591712" calcext:value-type="float">
            <text:p>1,9903988159</text:p>
          </table:table-cell>
          <table:table-cell office:value-type="float" office:value="2.47073237339125" calcext:value-type="float">
            <text:p>2,4707323734</text:p>
          </table:table-cell>
          <table:table-cell office:value-type="float" office:value="2.5652604508776" calcext:value-type="float">
            <text:p>2,5652604509</text:p>
          </table:table-cell>
          <table:table-cell office:value-type="float" office:value="2.03088668130092" calcext:value-type="float">
            <text:p>2,0308866813</text:p>
          </table:table-cell>
        </table:table-row>
        <table:table-row table:style-name="ro1">
          <table:table-cell office:value-type="string" calcext:value-type="string">
            <text:p>training-size</text:p>
          </table:table-cell>
          <table:table-cell office:value-type="float" office:value="300" calcext:value-type="float">
            <text:p>300</text:p>
          </table:table-cell>
          <table:table-cell office:value-type="float" office:value="600" calcext:value-type="float">
            <text:p>600</text:p>
          </table:table-cell>
          <table:table-cell office:value-type="float" office:value="900" calcext:value-type="float">
            <text:p>900</text:p>
          </table:table-cell>
          <table:table-cell office:value-type="float" office:value="1200" calcext:value-type="float">
            <text:p>1200</text:p>
          </table:table-cell>
          <table:table-cell office:value-type="float" office:value="1566" calcext:value-type="float">
            <text:p>1566</text:p>
          </table:table-cell>
        </table:table-row>
        <table:table-row table:style-name="ro1">
          <table:table-cell office:value-type="string" calcext:value-type="string">
            <text:p>training-size StdDev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-size</text:p>
          </table:table-cell>
          <table:table-cell table:number-columns-repeated="5"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test-size StdDev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Baseline (random und größter Klasse)</text:p>
          </table:table-cell>
          <table:table-cell table:number-columns-repeated="5" office:value-type="float" office:value="0.3333" calcext:value-type="float">
            <text:p>0,3333</text:p>
          </table:table-cell>
        </table:table-row>
        <table:table-row table:style-name="ro1">
          <table:table-cell office:value-type="string" calcext:value-type="string">
            <text:p>Gesam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kro-Avg. Gesam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kro-Avg. Pos/Neg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5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9-15T04:16:30.770330730</dc:date>
    <meta:generator>LibreOffice/4.2.8.2$Linux_X86_64 LibreOffice_project/420m0$Build-2</meta:generator>
    <meta:editing-duration>P0D</meta:editing-duration>
    <meta:editing-cycles>1</meta:editing-cycles>
    <meta:document-statistic meta:table-count="1" meta:cell-count="201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series-source="rows" chart:right-angled-axes="true" chart:error-category="cell-rang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 chart:error-category="cell-range" chart:error-upper-range="Tabelle1.B4:Tabelle1.F4" chart:error-lower-range="Tabelle1.B4:Tabelle1.F4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chart:error-upper-indicator="true" chart:error-lower-indicator="true" chart:error-category="cell-range" chart:error-upper-range="Tabelle1.B4:Tabelle1.F4" chart:error-lower-range="Tabelle1.B4:Tabelle1.F4" chart:std-weight="1"/>
      <style:graphic-properties draw:stroke="solid" svg:stroke-width="0cm" svg:stroke-color="#000000" svg:stroke-opacity="100%" draw:stroke-linejoin="round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 chart:error-category="cell-range" chart:error-upper-range="Tabelle1.B6:Tabelle1.F6" chart:error-lower-range="Tabelle1.B6:Tabelle1.F6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chart-properties chart:error-upper-indicator="true" chart:error-lower-indicator="true" chart:error-category="cell-range" chart:error-upper-range="Tabelle1.B6:Tabelle1.F6" chart:error-lower-range="Tabelle1.B6:Tabelle1.F6" chart:std-weight="1"/>
      <style:graphic-properties draw:stroke="solid" svg:stroke-width="0cm" svg:stroke-color="#000000" svg:stroke-opacity="100%" draw:stroke-linejoin="round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9.927cm" svg:height="12.06cm" xlink:href=".." xlink:type="simple" chart:class="chart:line" chart:style-name="ch1">
        <chart:title svg:x="7.565cm" svg:y="0.377cm" chart:style-name="ch2">
          <text:p>Einfluss auf Abdeckung</text:p>
        </chart:title>
        <chart:subtitle svg:x="5.726cm" svg:y="1.423cm" chart:style-name="ch3">
          <text:p>additiv; Kein POS; 300 Testdaten (100 je Klasse)</text:p>
        </chart:subtitle>
        <chart:legend chart:legend-position="end" svg:x="15.408cm" svg:y="5.482cm" style:legend-expansion="high" chart:style-name="ch4"/>
        <chart:plot-area chart:style-name="ch5" table:cell-range-address="Tabelle1.B29:Tabelle1.F29 Tabelle1.A37:Tabelle1.A38 Tabelle1.B3:Tabelle1.F3 Tabelle1.B5:Tabelle1.F5" chart:data-source-has-labels="both" svg:x="1.409cm" svg:y="2.373cm" svg:width="13.601cm" svg:height="8.465cm">
          <chartooo:coordinate-region svg:x="2.507cm" svg:y="2.573cm" svg:width="12.131cm" svg:height="7.619cm"/>
          <chart:axis chart:dimension="x" chart:name="primary-x" chart:style-name="ch6" chartooo:axis-type="auto">
            <chartooo:date-scale/>
            <chart:title svg:x="6.273cm" svg:y="11.079cm" chart:style-name="ch7">
              <text:p>Anzahl der Trainingsdaten</text:p>
            </chart:title>
            <chart:categories table:cell-range-address="Tabelle1.B29:Tabelle1.F29"/>
          </chart:axis>
          <chart:axis chart:dimension="y" chart:name="primary-y" chart:style-name="ch6">
            <chart:title svg:x="0.451cm" svg:y="7.84cm" chart:style-name="ch8">
              <text:p>Abdeckung in %</text:p>
            </chart:title>
            <chart:grid chart:style-name="ch9" chart:class="major"/>
          </chart:axis>
          <chart:series chart:style-name="ch10" chart:values-cell-range-address="Tabelle1.B3:Tabelle1.F3" chart:label-cell-address="Tabelle1.A37:Tabelle1.A37" chart:class="chart:line">
            <chart:error-indicator chart:style-name="ch11" chart:dimension="y"/>
            <chart:data-point chart:repeated="5"/>
          </chart:series>
          <chart:series chart:style-name="ch12" chart:values-cell-range-address="Tabelle1.B5:Tabelle1.F5" chart:label-cell-address="Tabelle1.A38:Tabelle1.A38" chart:class="chart:line">
            <chart:error-indicator chart:style-name="ch13" chart:dimension="y"/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300">
                <text:p>300</text:p>
                <draw:g>
                  <svg:desc>Tabelle1.B29:Tabelle1.F29</svg:desc>
                </draw:g>
              </table:table-cell>
              <table:table-cell office:value-type="float" office:value="600">
                <text:p>600</text:p>
              </table:table-cell>
              <table:table-cell office:value-type="float" office:value="900">
                <text:p>900</text:p>
              </table:table-cell>
              <table:table-cell office:value-type="float" office:value="1200">
                <text:p>1200</text:p>
              </table:table-cell>
              <table:table-cell office:value-type="float" office:value="1566">
                <text:p>1570</text:p>
              </table:table-cell>
            </table:table-row>
          </table:table-header-rows>
          <table:table-rows>
            <table:table-row>
              <table:table-cell office:value-type="string">
                <text:p>Makro-Avg. Gesamt</text:p>
                <draw:g>
                  <svg:desc>Tabelle1.A37:Tabelle1.A37</svg:desc>
                </draw:g>
              </table:table-cell>
              <table:table-cell office:value-type="float" office:value="0.960033333333333">
                <text:p>0.960033333333333</text:p>
                <draw:g>
                  <svg:desc>Tabelle1.B3:Tabelle1.F3</svg:desc>
                </draw:g>
              </table:table-cell>
              <table:table-cell office:value-type="float" office:value="0.9625">
                <text:p>0.9625</text:p>
              </table:table-cell>
              <table:table-cell office:value-type="float" office:value="0.964166666666667">
                <text:p>0.964166666666667</text:p>
              </table:table-cell>
              <table:table-cell office:value-type="float" office:value="0.964733333333333">
                <text:p>0.964733333333333</text:p>
              </table:table-cell>
              <table:table-cell office:value-type="float" office:value="0.965733333333333">
                <text:p>0.965733333333333</text:p>
              </table:table-cell>
            </table:table-row>
            <table:table-row>
              <table:table-cell office:value-type="string">
                <text:p>Zeile 4</text:p>
                <draw:g>
                  <svg:desc/>
                </draw:g>
              </table:table-cell>
              <table:table-cell office:value-type="float" office:value="0.0104284747887576">
                <text:p>0.0104284747887576</text:p>
                <draw:g>
                  <svg:desc>Tabelle1.B4:Tabelle1.F4</svg:desc>
                </draw:g>
              </table:table-cell>
              <table:table-cell office:value-type="float" office:value="0.00969078611764816">
                <text:p>0.00969078611764816</text:p>
              </table:table-cell>
              <table:table-cell office:value-type="float" office:value="0.00911794520731461">
                <text:p>0.00911794520731461</text:p>
              </table:table-cell>
              <table:table-cell office:value-type="float" office:value="0.00887852931674401">
                <text:p>0.00887852931674401</text:p>
              </table:table-cell>
              <table:table-cell office:value-type="float" office:value="0.00856846723469047">
                <text:p>0.00856846723469047</text:p>
              </table:table-cell>
            </table:table-row>
            <table:table-row>
              <table:table-cell office:value-type="string">
                <text:p>Zeile 4</text:p>
                <draw:g>
                  <svg:desc/>
                </draw:g>
              </table:table-cell>
              <table:table-cell office:value-type="float" office:value="0.0104284747887576">
                <text:p>0.0104284747887576</text:p>
                <draw:g>
                  <svg:desc>Tabelle1.B4:Tabelle1.F4</svg:desc>
                </draw:g>
              </table:table-cell>
              <table:table-cell office:value-type="float" office:value="0.00969078611764816">
                <text:p>0.00969078611764816</text:p>
              </table:table-cell>
              <table:table-cell office:value-type="float" office:value="0.00911794520731461">
                <text:p>0.00911794520731461</text:p>
              </table:table-cell>
              <table:table-cell office:value-type="float" office:value="0.00887852931674401">
                <text:p>0.00887852931674401</text:p>
              </table:table-cell>
              <table:table-cell office:value-type="float" office:value="0.00856846723469047">
                <text:p>0.00856846723469047</text:p>
              </table:table-cell>
            </table:table-row>
            <table:table-row>
              <table:table-cell office:value-type="string">
                <text:p>Makro-Avg. Pos/Neg</text:p>
                <draw:g>
                  <svg:desc>Tabelle1.A38:Tabelle1.A38</svg:desc>
                </draw:g>
              </table:table-cell>
              <table:table-cell office:value-type="float" office:value="0.95845">
                <text:p>0.95845</text:p>
                <draw:g>
                  <svg:desc>Tabelle1.B5:Tabelle1.F5</svg:desc>
                </draw:g>
              </table:table-cell>
              <table:table-cell office:value-type="float" office:value="0.9615">
                <text:p>0.9615</text:p>
              </table:table-cell>
              <table:table-cell office:value-type="float" office:value="0.963549999999999">
                <text:p>0.963549999999999</text:p>
              </table:table-cell>
              <table:table-cell office:value-type="float" office:value="0.964249999999999">
                <text:p>0.964249999999999</text:p>
              </table:table-cell>
              <table:table-cell office:value-type="float" office:value="0.965399999999999">
                <text:p>0.965399999999999</text:p>
              </table:table-cell>
            </table:table-row>
            <table:table-row>
              <table:table-cell office:value-type="string">
                <text:p>Zeile 6</text:p>
                <draw:g>
                  <svg:desc/>
                </draw:g>
              </table:table-cell>
              <table:table-cell office:value-type="float" office:value="0.0134595353154963">
                <text:p>0.0134595353154963</text:p>
                <draw:g>
                  <svg:desc>Tabelle1.B6:Tabelle1.F6</svg:desc>
                </draw:g>
              </table:table-cell>
              <table:table-cell office:value-type="float" office:value="0.0126031100859424">
                <text:p>0.0126031100859424</text:p>
              </table:table-cell>
              <table:table-cell office:value-type="float" office:value="0.0120036820950233">
                <text:p>0.0120036820950233</text:p>
              </table:table-cell>
              <table:table-cell office:value-type="float" office:value="0.0115552034717147">
                <text:p>0.0115552034717147</text:p>
              </table:table-cell>
              <table:table-cell office:value-type="float" office:value="0.0111844047267125">
                <text:p>0.0111844047267125</text:p>
              </table:table-cell>
            </table:table-row>
            <table:table-row>
              <table:table-cell office:value-type="string">
                <text:p>Zeile 6</text:p>
                <draw:g>
                  <svg:desc/>
                </draw:g>
              </table:table-cell>
              <table:table-cell office:value-type="float" office:value="0.0134595353154963">
                <text:p>0.0134595353154963</text:p>
                <draw:g>
                  <svg:desc>Tabelle1.B6:Tabelle1.F6</svg:desc>
                </draw:g>
              </table:table-cell>
              <table:table-cell office:value-type="float" office:value="0.0126031100859424">
                <text:p>0.0126031100859424</text:p>
              </table:table-cell>
              <table:table-cell office:value-type="float" office:value="0.0120036820950233">
                <text:p>0.0120036820950233</text:p>
              </table:table-cell>
              <table:table-cell office:value-type="float" office:value="0.0115552034717147">
                <text:p>0.0115552034717147</text:p>
              </table:table-cell>
              <table:table-cell office:value-type="float" office:value="0.0111844047267125">
                <text:p>0.01118440472671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 chart:error-category="cell-range" chart:error-upper-range="Tabelle1.B8:Tabelle1.F8" chart:error-lower-range="Tabelle1.B8:Tabelle1.F8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chart:error-upper-indicator="true" chart:error-lower-indicator="true" chart:error-category="cell-range" chart:error-upper-range="Tabelle1.B8:Tabelle1.F8" chart:error-lower-range="Tabelle1.B8:Tabelle1.F8" chart:std-weight="1"/>
      <style:graphic-properties draw:stroke="solid" svg:stroke-width="0cm" svg:stroke-color="#000000" svg:stroke-opacity="100%" draw:stroke-linejoin="round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 chart:error-category="cell-range" chart:error-upper-range="Tabelle1.B12:Tabelle1.F12" chart:error-lower-range="Tabelle1.B12:Tabelle1.F12"/>
      <style:graphic-properties svg:stroke-width="0.08cm" svg:stroke-color="#ff420e" draw:fill-color="#ff420e"/>
      <style:text-properties fo:font-size="10pt" style:font-size-asian="10pt" style:font-size-complex="10pt"/>
    </style:style>
    <style:style style:name="ch14" style:family="chart">
      <style:chart-properties chart:error-upper-indicator="true" chart:error-lower-indicator="true" chart:error-category="cell-range" chart:error-upper-range="Tabelle1.B12:Tabelle1.F12" chart:error-lower-range="Tabelle1.B12:Tabelle1.F12" chart:std-weight="1"/>
      <style:graphic-properties draw:stroke="solid" svg:stroke-width="0cm" svg:stroke-color="#000000" svg:stroke-opacity="100%" draw:stroke-linejoin="round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9.652cm" svg:height="11.927cm" xlink:href=".." xlink:type="simple" chart:class="chart:line" chart:style-name="ch1">
        <chart:title svg:x="7.586cm" svg:y="0.374cm" chart:style-name="ch2">
          <text:p>Einfluss auf Precision</text:p>
        </chart:title>
        <chart:subtitle svg:x="5.589cm" svg:y="1.417cm" chart:style-name="ch3">
          <text:p>additiv; Kein POS; 300 Testdaten (100 je Klasse)</text:p>
        </chart:subtitle>
        <chart:legend chart:legend-position="end" svg:x="12.514cm" svg:y="5.166cm" style:legend-expansion="high" chart:style-name="ch4"/>
        <chart:plot-area chart:style-name="ch5" table:cell-range-address="Tabelle1.B29:Tabelle1.F29 Tabelle1.A37:Tabelle1.A38 Tabelle1.B7:Tabelle1.F7 Tabelle1.A35:Tabelle1.F35 Tabelle1.B11:Tabelle1.F11" chart:data-source-has-labels="both" svg:x="1.404cm" svg:y="2.364cm" svg:width="10.717cm" svg:height="8.344cm">
          <chartooo:coordinate-region svg:x="2.131cm" svg:y="2.563cm" svg:width="9.618cm" svg:height="7.498cm"/>
          <chart:axis chart:dimension="x" chart:name="primary-x" chart:style-name="ch6" chartooo:axis-type="auto">
            <chartooo:date-scale/>
            <chart:title svg:x="4.826cm" svg:y="10.946cm" chart:style-name="ch7">
              <text:p>Anzahl der Trainingsdaten</text:p>
            </chart:title>
            <chart:categories table:cell-range-address="Tabelle1.B29:Tabelle1.F29"/>
          </chart:axis>
          <chart:axis chart:dimension="y" chart:name="primary-y" chart:style-name="ch6">
            <chart:title svg:x="0.451cm" svg:y="7.824cm" chart:style-name="ch8">
              <text:p>Genauigkeit in %</text:p>
            </chart:title>
            <chart:grid chart:style-name="ch9" chart:class="major"/>
          </chart:axis>
          <chart:series chart:style-name="ch10" chart:values-cell-range-address="Tabelle1.B7:Tabelle1.F7" chart:label-cell-address="Tabelle1.A37:Tabelle1.A37" chart:class="chart:line">
            <chart:error-indicator chart:style-name="ch11" chart:dimension="y"/>
            <chart:data-point chart:repeated="5"/>
          </chart:series>
          <chart:series chart:style-name="ch12" chart:values-cell-range-address="Tabelle1.B35:Tabelle1.F35" chart:label-cell-address="Tabelle1.A35:Tabelle1.A35" chart:class="chart:line">
            <chart:data-point chart:repeated="5"/>
          </chart:series>
          <chart:series chart:style-name="ch13" chart:values-cell-range-address="Tabelle1.B11:Tabelle1.F11" chart:label-cell-address="Tabelle1.A38:Tabelle1.A38" chart:class="chart:line">
            <chart:error-indicator chart:style-name="ch14" chart:dimension="y"/>
            <chart:data-point chart:repeated="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300">
                <text:p>300</text:p>
                <draw:g>
                  <svg:desc>Tabelle1.B29:Tabelle1.F29</svg:desc>
                </draw:g>
              </table:table-cell>
              <table:table-cell office:value-type="float" office:value="600">
                <text:p>600</text:p>
              </table:table-cell>
              <table:table-cell office:value-type="float" office:value="900">
                <text:p>900</text:p>
              </table:table-cell>
              <table:table-cell office:value-type="float" office:value="1200">
                <text:p>1200</text:p>
              </table:table-cell>
              <table:table-cell office:value-type="float" office:value="1566">
                <text:p>1570</text:p>
              </table:table-cell>
            </table:table-row>
          </table:table-header-rows>
          <table:table-rows>
            <table:table-row>
              <table:table-cell office:value-type="string">
                <text:p>Makro-Avg. Gesamt</text:p>
                <draw:g>
                  <svg:desc>Tabelle1.A37:Tabelle1.A37</svg:desc>
                </draw:g>
              </table:table-cell>
              <table:table-cell office:value-type="float" office:value="0.680112550495163">
                <text:p>0.680112550495163</text:p>
                <draw:g>
                  <svg:desc>Tabelle1.B7:Tabelle1.F7</svg:desc>
                </draw:g>
              </table:table-cell>
              <table:table-cell office:value-type="float" office:value="0.713790253404688">
                <text:p>0.713790253404688</text:p>
              </table:table-cell>
              <table:table-cell office:value-type="float" office:value="0.731222738919737">
                <text:p>0.731222738919737</text:p>
              </table:table-cell>
              <table:table-cell office:value-type="float" office:value="0.744160744526967">
                <text:p>0.744160744526967</text:p>
              </table:table-cell>
              <table:table-cell office:value-type="float" office:value="0.752127872816899">
                <text:p>0.752127872816899</text:p>
              </table:table-cell>
            </table:table-row>
            <table:table-row>
              <table:table-cell office:value-type="string">
                <text:p>Zeile 8</text:p>
                <draw:g>
                  <svg:desc/>
                </draw:g>
              </table:table-cell>
              <table:table-cell office:value-type="float" office:value="0.0261911816946171">
                <text:p>0.0261911816946171</text:p>
                <draw:g>
                  <svg:desc>Tabelle1.B8:Tabelle1.F8</svg:desc>
                </draw:g>
              </table:table-cell>
              <table:table-cell office:value-type="float" office:value="0.0245969190437982">
                <text:p>0.0245969190437982</text:p>
              </table:table-cell>
              <table:table-cell office:value-type="float" office:value="0.025231552663563">
                <text:p>0.025231552663563</text:p>
              </table:table-cell>
              <table:table-cell office:value-type="float" office:value="0.0250611590428699">
                <text:p>0.0250611590428699</text:p>
              </table:table-cell>
              <table:table-cell office:value-type="float" office:value="0.0266132510464098">
                <text:p>0.0266132510464098</text:p>
              </table:table-cell>
            </table:table-row>
            <table:table-row>
              <table:table-cell office:value-type="string">
                <text:p>Zeile 8</text:p>
                <draw:g>
                  <svg:desc/>
                </draw:g>
              </table:table-cell>
              <table:table-cell office:value-type="float" office:value="0.0261911816946171">
                <text:p>0.0261911816946171</text:p>
                <draw:g>
                  <svg:desc>Tabelle1.B8:Tabelle1.F8</svg:desc>
                </draw:g>
              </table:table-cell>
              <table:table-cell office:value-type="float" office:value="0.0245969190437982">
                <text:p>0.0245969190437982</text:p>
              </table:table-cell>
              <table:table-cell office:value-type="float" office:value="0.025231552663563">
                <text:p>0.025231552663563</text:p>
              </table:table-cell>
              <table:table-cell office:value-type="float" office:value="0.0250611590428699">
                <text:p>0.0250611590428699</text:p>
              </table:table-cell>
              <table:table-cell office:value-type="float" office:value="0.0266132510464098">
                <text:p>0.0266132510464098</text:p>
              </table:table-cell>
            </table:table-row>
            <table:table-row>
              <table:table-cell office:value-type="string">
                <text:p>Baseline (random und größter Klasse)</text:p>
                <draw:g>
                  <svg:desc>Tabelle1.A35:Tabelle1.A35</svg:desc>
                </draw:g>
              </table:table-cell>
              <table:table-cell office:value-type="float" office:value="0.3333">
                <text:p>0.3333</text:p>
                <draw:g>
                  <svg:desc>Tabelle1.B35:Tabelle1.F35</svg:desc>
                </draw:g>
              </table:table-cell>
              <table:table-cell office:value-type="float" office:value="0.3333">
                <text:p>0.3333</text:p>
              </table:table-cell>
              <table:table-cell office:value-type="float" office:value="0.3333">
                <text:p>0.3333</text:p>
              </table:table-cell>
              <table:table-cell office:value-type="float" office:value="0.3333">
                <text:p>0.3333</text:p>
              </table:table-cell>
              <table:table-cell office:value-type="float" office:value="0.3333">
                <text:p>0.3333</text:p>
              </table:table-cell>
            </table:table-row>
            <table:table-row>
              <table:table-cell office:value-type="string">
                <text:p>Makro-Avg. Pos/Neg</text:p>
                <draw:g>
                  <svg:desc>Tabelle1.A38:Tabelle1.A38</svg:desc>
                </draw:g>
              </table:table-cell>
              <table:table-cell office:value-type="float" office:value="0.682671112619002">
                <text:p>0.682671112619002</text:p>
                <draw:g>
                  <svg:desc>Tabelle1.B11:Tabelle1.F11</svg:desc>
                </draw:g>
              </table:table-cell>
              <table:table-cell office:value-type="float" office:value="0.708996631947255">
                <text:p>0.708996631947255</text:p>
              </table:table-cell>
              <table:table-cell office:value-type="float" office:value="0.727658779358763">
                <text:p>0.727658779358763</text:p>
              </table:table-cell>
              <table:table-cell office:value-type="float" office:value="0.740400418224338">
                <text:p>0.740400418224338</text:p>
              </table:table-cell>
              <table:table-cell office:value-type="float" office:value="0.749114339226895">
                <text:p>0.749114339226895</text:p>
              </table:table-cell>
            </table:table-row>
            <table:table-row>
              <table:table-cell office:value-type="string">
                <text:p>Zeile 12</text:p>
                <draw:g>
                  <svg:desc/>
                </draw:g>
              </table:table-cell>
              <table:table-cell office:value-type="float" office:value="0.0329747874714005">
                <text:p>0.0329747874714005</text:p>
                <draw:g>
                  <svg:desc>Tabelle1.B12:Tabelle1.F12</svg:desc>
                </draw:g>
              </table:table-cell>
              <table:table-cell office:value-type="float" office:value="0.0310759735576833">
                <text:p>0.0310759735576833</text:p>
              </table:table-cell>
              <table:table-cell office:value-type="float" office:value="0.0319326399163363">
                <text:p>0.0319326399163363</text:p>
              </table:table-cell>
              <table:table-cell office:value-type="float" office:value="0.03264815009451">
                <text:p>0.03264815009451</text:p>
              </table:table-cell>
              <table:table-cell office:value-type="float" office:value="0.0349124826284132">
                <text:p>0.0349124826284132</text:p>
              </table:table-cell>
            </table:table-row>
            <table:table-row>
              <table:table-cell office:value-type="string">
                <text:p>Zeile 12</text:p>
                <draw:g>
                  <svg:desc/>
                </draw:g>
              </table:table-cell>
              <table:table-cell office:value-type="float" office:value="0.0329747874714005">
                <text:p>0.0329747874714005</text:p>
                <draw:g>
                  <svg:desc>Tabelle1.B12:Tabelle1.F12</svg:desc>
                </draw:g>
              </table:table-cell>
              <table:table-cell office:value-type="float" office:value="0.0310759735576833">
                <text:p>0.0310759735576833</text:p>
              </table:table-cell>
              <table:table-cell office:value-type="float" office:value="0.0319326399163363">
                <text:p>0.0319326399163363</text:p>
              </table:table-cell>
              <table:table-cell office:value-type="float" office:value="0.03264815009451">
                <text:p>0.03264815009451</text:p>
              </table:table-cell>
              <table:table-cell office:value-type="float" office:value="0.0349124826284132">
                <text:p>0.034912482628413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